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rsid="000b8578" officeooo:paragraph-rsid="000b8578"/>
    </style:style>
    <style:style style:name="P3" style:family="paragraph" style:parent-style-name="Standard">
      <style:paragraph-properties fo:text-align="start" style:justify-single-word="false" fo:break-before="page"/>
      <style:text-properties fo:font-size="14pt" fo:font-weight="bold" officeooo:rsid="0014d716" officeooo:paragraph-rsid="0014d716"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14d716" officeooo:paragraph-rsid="0014d716"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Liberation Serif" fo:font-size="14pt" fo:font-weight="normal" officeooo:rsid="0014d716" officeooo:paragraph-rsid="0014d716"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2pt" fo:font-weight="normal" officeooo:rsid="0014d716" officeooo:paragraph-rsid="0014d716"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3pt" fo:font-weight="bold" officeooo:rsid="00163f74" officeooo:paragraph-rsid="00163f74" style:font-size-asian="13pt" style:font-weight-asian="bold" style:font-size-complex="13pt" style:font-weight-complex="bold"/>
    </style:style>
    <style:style style:name="P8" style:family="paragraph" style:parent-style-name="Standard">
      <style:paragraph-properties fo:text-align="start" style:justify-single-word="false"/>
      <style:text-properties fo:font-size="12pt" fo:font-weight="normal" officeooo:rsid="00163f74" officeooo:paragraph-rsid="00163f74"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3pt" fo:font-weight="bold" officeooo:rsid="00163f74" officeooo:paragraph-rsid="00163f74" style:font-size-asian="11.3500003814697pt" style:font-weight-asian="bold" style:font-size-complex="13pt" style:font-weight-complex="bold"/>
    </style:style>
    <style:style style:name="P10" style:family="paragraph" style:parent-style-name="Standard">
      <style:paragraph-properties fo:text-align="start" style:justify-single-word="false"/>
      <style:text-properties fo:font-size="12pt" fo:font-weight="normal" officeooo:rsid="0017eabb" officeooo:paragraph-rsid="0017eabb" style:font-size-asian="10.5pt" style:font-weight-asian="normal" style:font-size-complex="12pt" style:font-weight-complex="normal"/>
    </style:style>
    <style:style style:name="P11" style:family="paragraph" style:parent-style-name="Standard">
      <style:paragraph-properties fo:text-align="start" style:justify-single-word="false" fo:break-before="page"/>
      <style:text-properties fo:font-size="12pt" fo:font-weight="normal" officeooo:rsid="00163f74" officeooo:paragraph-rsid="00163f74"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4pt" fo:font-weight="bold" officeooo:rsid="000b8578" officeooo:paragraph-rsid="000b8578" style:font-size-asian="12.25pt" style:font-weight-asian="bold" style:font-size-complex="14pt" style:font-weight-complex="bold"/>
    </style:style>
    <style:style style:name="P13" style:family="paragraph" style:parent-style-name="Standard">
      <style:paragraph-properties fo:text-align="start" style:justify-single-word="false"/>
      <style:text-properties fo:font-size="12pt" fo:font-style="italic" fo:font-weight="normal" officeooo:rsid="000b8578" officeooo:paragraph-rsid="000b8578" style:font-size-asian="10.5pt" style:font-style-asian="italic" style:font-weight-asian="normal" style:font-size-complex="12pt" style:font-style-complex="italic" style:font-weight-complex="normal"/>
    </style:style>
    <style:style style:name="P14" style:family="paragraph" style:parent-style-name="Standard">
      <style:paragraph-properties fo:text-align="start" style:justify-single-word="false"/>
      <style:text-properties fo:font-size="12pt" fo:font-style="italic" fo:font-weight="normal" officeooo:rsid="000c1047" officeooo:paragraph-rsid="000b8578" style:font-size-asian="10.5pt" style:font-style-asian="italic" style:font-weight-asian="normal" style:font-size-complex="12pt" style:font-style-complex="italic" style:font-weight-complex="normal"/>
    </style:style>
    <style:style style:name="P15" style:family="paragraph" style:parent-style-name="Standard">
      <style:paragraph-properties fo:text-align="start" style:justify-single-word="false"/>
      <style:text-properties fo:font-size="12pt" fo:font-style="normal" fo:font-weight="normal" officeooo:rsid="000c1047" officeooo:paragraph-rsid="000c1047"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tyle="italic" officeooo:paragraph-rsid="000c1047" style:font-style-asian="italic" style:font-style-complex="italic"/>
    </style:style>
    <style:style style:name="P17" style:family="paragraph" style:parent-style-name="Standard">
      <style:paragraph-properties fo:text-align="start" style:justify-single-word="false"/>
      <style:text-properties fo:font-style="normal" officeooo:rsid="000c1047" officeooo:paragraph-rsid="000c1047" style:font-style-asian="normal" style:font-style-complex="normal"/>
    </style:style>
    <style:style style:name="P18" style:family="paragraph" style:parent-style-name="Standard">
      <style:paragraph-properties fo:text-align="start" style:justify-single-word="false"/>
      <style:text-properties fo:font-style="italic" officeooo:paragraph-rsid="000fa660" style:font-style-asian="italic" style:font-style-complex="italic"/>
    </style:style>
    <style:style style:name="P19" style:family="paragraph" style:parent-style-name="Standard">
      <style:paragraph-properties fo:text-align="start" style:justify-single-word="false"/>
      <style:text-properties fo:font-style="normal" officeooo:rsid="000fa660" officeooo:paragraph-rsid="000fa660" style:font-style-asian="normal" style:font-style-complex="normal"/>
    </style:style>
    <style:style style:name="P20" style:family="paragraph" style:parent-style-name="Standard">
      <style:paragraph-properties fo:text-align="start" style:justify-single-word="false"/>
      <style:text-properties fo:font-style="normal" officeooo:rsid="001169a8" officeooo:paragraph-rsid="001169a8" style:font-style-asian="normal" style:font-style-complex="normal"/>
    </style:style>
    <style:style style:name="P21" style:family="paragraph" style:parent-style-name="Standard">
      <style:paragraph-properties fo:text-align="start" style:justify-single-word="false"/>
      <style:text-properties fo:font-style="italic" officeooo:paragraph-rsid="001169a8" style:font-style-asian="italic" style:font-style-complex="italic"/>
    </style:style>
    <style:style style:name="P22" style:family="paragraph" style:parent-style-name="Standard">
      <style:paragraph-properties fo:text-align="start" style:justify-single-word="false"/>
      <style:text-properties fo:color="#ff4000" loext:opacity="100%" fo:font-style="normal" officeooo:rsid="0014d716" officeooo:paragraph-rsid="001169a8" style:font-style-asian="normal" style:font-style-complex="normal"/>
    </style:style>
    <style:style style:name="P23" style:family="paragraph" style:parent-style-name="Standard">
      <style:paragraph-properties fo:text-align="start" style:justify-single-word="false"/>
      <style:text-properties fo:color="#000000" loext:opacity="100%" fo:font-style="normal" officeooo:rsid="0014d716" officeooo:paragraph-rsid="0014d716" style:font-style-asian="normal" style:font-style-complex="normal"/>
    </style:style>
    <style:style style:name="P24" style:family="paragraph" style:parent-style-name="Standard">
      <style:paragraph-properties fo:text-align="start" style:justify-single-word="false"/>
      <style:text-properties fo:color="#ff4000" loext:opacity="100%" fo:font-style="normal" officeooo:rsid="0011b50f" officeooo:paragraph-rsid="0011b50f" style:font-style-asian="normal" style:font-style-complex="normal"/>
    </style:style>
    <style:style style:name="P25" style:family="paragraph" style:parent-style-name="Standard">
      <style:paragraph-properties fo:text-align="start" style:justify-single-word="false"/>
      <style:text-properties fo:font-style="italic" officeooo:paragraph-rsid="0011b50f" style:font-style-asian="italic" style:font-style-complex="italic"/>
    </style:style>
    <style:style style:name="P26" style:family="paragraph" style:parent-style-name="Standard">
      <style:paragraph-properties fo:text-align="start" style:justify-single-word="false"/>
      <style:text-properties fo:font-style="italic" officeooo:rsid="0011b50f" officeooo:paragraph-rsid="0011b50f" style:font-style-asian="italic" style:font-style-complex="italic"/>
    </style:style>
    <style:style style:name="P27" style:family="paragraph" style:parent-style-name="Standard">
      <style:paragraph-properties fo:text-align="start" style:justify-single-word="false"/>
      <style:text-properties fo:font-style="normal" officeooo:rsid="0011b50f" officeooo:paragraph-rsid="0011b50f" style:font-style-asian="normal" style:font-style-complex="normal"/>
    </style:style>
    <style:style style:name="P28" style:family="paragraph" style:parent-style-name="Standard">
      <style:paragraph-properties fo:text-align="start" style:justify-single-word="false"/>
      <style:text-properties fo:font-size="12pt" fo:font-weight="normal" officeooo:rsid="00132180" officeooo:paragraph-rsid="00132180"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tyle="italic" officeooo:paragraph-rsid="00132180" style:font-style-asian="italic" style:font-style-complex="italic"/>
    </style:style>
    <style:style style:name="P30" style:family="paragraph" style:parent-style-name="Standard">
      <style:paragraph-properties fo:text-align="start" style:justify-single-word="false"/>
      <style:text-properties fo:font-style="normal" officeooo:rsid="00132ba2" officeooo:paragraph-rsid="00132ba2" style:font-style-asian="normal" style:font-style-complex="normal"/>
    </style:style>
    <style:style style:name="P31" style:family="paragraph" style:parent-style-name="Standard">
      <style:paragraph-properties fo:text-align="start" style:justify-single-word="false"/>
      <style:text-properties fo:font-style="italic" officeooo:paragraph-rsid="00132ba2" style:font-style-asian="italic" style:font-style-complex="italic"/>
    </style:style>
    <style:style style:name="P32" style:family="paragraph" style:parent-style-name="Standard">
      <style:paragraph-properties fo:text-align="start" style:justify-single-word="false"/>
      <style:text-properties officeooo:paragraph-rsid="00134c0f"/>
    </style:style>
    <style:style style:name="P33" style:family="paragraph" style:parent-style-name="Standard">
      <style:paragraph-properties fo:text-align="start" style:justify-single-word="false"/>
      <style:text-properties fo:font-style="normal" officeooo:rsid="00134c0f" officeooo:paragraph-rsid="00134c0f" style:font-style-asian="normal" style:font-style-complex="normal"/>
    </style:style>
    <style:style style:name="P34" style:family="paragraph" style:parent-style-name="Standard">
      <style:paragraph-properties fo:text-align="start" style:justify-single-word="false"/>
      <style:text-properties fo:font-style="italic" officeooo:paragraph-rsid="00134c0f" style:font-style-asian="italic" style:font-style-complex="italic"/>
    </style:style>
    <style:style style:name="P35" style:family="paragraph" style:parent-style-name="Standard">
      <style:paragraph-properties fo:text-align="start" style:justify-single-word="false"/>
      <style:text-properties fo:font-style="italic" officeooo:rsid="00143616" officeooo:paragraph-rsid="00134c0f" style:font-style-asian="italic" style:font-style-complex="italic"/>
    </style:style>
    <style:style style:name="P36" style:family="paragraph" style:parent-style-name="Standard">
      <style:paragraph-properties fo:text-align="start" style:justify-single-word="false"/>
      <style:text-properties fo:font-style="normal" officeooo:rsid="00143616" officeooo:paragraph-rsid="00143616" style:font-style-asian="normal" style:font-style-complex="normal"/>
    </style:style>
    <style:style style:name="P37" style:family="paragraph" style:parent-style-name="Standard">
      <style:paragraph-properties fo:text-align="start" style:justify-single-word="false" fo:break-before="page"/>
      <style:text-properties fo:font-size="14pt" fo:font-style="normal" fo:font-weight="bold" officeooo:rsid="0017ef40" officeooo:paragraph-rsid="0017ef40" style:font-size-asian="12.25pt" style:font-style-asian="normal" style:font-weight-asian="bold" style:font-size-complex="14pt" style:font-style-complex="normal" style:font-weight-complex="bold"/>
    </style:style>
    <style:style style:name="P38" style:family="paragraph" style:parent-style-name="Standard">
      <style:paragraph-properties fo:text-align="start" style:justify-single-word="false"/>
      <style:text-properties fo:font-size="12pt" fo:font-style="normal" fo:font-weight="normal" officeooo:rsid="0017ef40" officeooo:paragraph-rsid="0017ef40"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size="12pt" fo:font-style="normal" fo:font-weight="normal" officeooo:rsid="001b0d76" officeooo:paragraph-rsid="001b0d76"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officeooo:paragraph-rsid="001b0d76"/>
    </style:style>
    <style:style style:name="P41" style:family="paragraph" style:parent-style-name="Standard">
      <style:paragraph-properties fo:text-align="start" style:justify-single-word="false"/>
      <style:text-properties fo:color="#ff0000" loext:opacity="100%" fo:font-size="12pt" fo:font-style="normal" fo:font-weight="normal" officeooo:rsid="001b0d76" officeooo:paragraph-rsid="001b0d76"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color="#000000" loext:opacity="100%" fo:font-size="12pt" fo:font-style="normal" fo:font-weight="normal" officeooo:rsid="001bd775" officeooo:paragraph-rsid="001bd775"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officeooo:paragraph-rsid="001bd775"/>
    </style:style>
    <style:style style:name="P44" style:family="paragraph" style:parent-style-name="Standard">
      <style:paragraph-properties fo:text-align="start" style:justify-single-word="false"/>
      <style:text-properties fo:color="#ff0000" loext:opacity="100%" fo:font-size="12pt" fo:font-style="normal" fo:font-weight="normal" officeooo:rsid="001bd775" officeooo:paragraph-rsid="001bd775"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color="#000000" loext:opacity="100%" fo:font-size="12pt" fo:font-style="normal" fo:font-weight="normal" officeooo:rsid="001be3d7" officeooo:paragraph-rsid="001be3d7"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officeooo:paragraph-rsid="001be3d7"/>
    </style:style>
    <style:style style:name="P47" style:family="paragraph" style:parent-style-name="Standard">
      <style:paragraph-properties fo:text-align="start" style:justify-single-word="false"/>
      <style:text-properties fo:color="#000000" loext:opacity="100%" fo:font-size="12pt" fo:font-style="normal" fo:font-weight="normal" officeooo:rsid="001d3e66" officeooo:paragraph-rsid="001d3e66"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fo:font-size="12pt" fo:font-style="normal" fo:font-weight="normal" officeooo:rsid="001be3d7" officeooo:paragraph-rsid="001be3d7"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fo:font-size="12pt" fo:font-style="normal" fo:font-weight="normal" officeooo:rsid="00288a0f" officeooo:paragraph-rsid="00288a0f"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officeooo:paragraph-rsid="00288a0f"/>
    </style:style>
    <style:style style:name="P51" style:family="paragraph" style:parent-style-name="Standard">
      <style:paragraph-properties fo:text-align="start" style:justify-single-word="false"/>
      <style:text-properties fo:font-size="13pt" fo:font-style="normal" fo:font-weight="bold" officeooo:rsid="002661d3" officeooo:paragraph-rsid="002661d3" style:font-size-asian="13pt" style:font-style-asian="normal" style:font-weight-asian="bold" style:font-size-complex="13pt" style:font-style-complex="normal" style:font-weight-complex="bold"/>
    </style:style>
    <style:style style:name="P52" style:family="paragraph" style:parent-style-name="Standard">
      <style:paragraph-properties fo:text-align="start" style:justify-single-word="false"/>
      <style:text-properties fo:font-size="12pt" fo:font-style="normal" fo:font-weight="normal" officeooo:rsid="001d6190" officeooo:paragraph-rsid="001d6190"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font-size="12pt" fo:font-style="normal" fo:font-weight="normal" officeooo:rsid="0021a3c7" officeooo:paragraph-rsid="0030a9e3"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fo:font-size="12pt" fo:font-style="normal" fo:font-weight="normal" officeooo:rsid="0017ef40" officeooo:paragraph-rsid="0018492e"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font-size="12pt" fo:font-style="normal" fo:font-weight="normal" officeooo:rsid="00234839" officeooo:paragraph-rsid="0030a9e3"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color="#ff0000" loext:opacity="100%" fo:font-size="12pt" fo:font-style="normal" fo:font-weight="normal" officeooo:rsid="001bd775" officeooo:paragraph-rsid="0018492e"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font-size="12pt" fo:font-style="normal" fo:font-weight="normal" officeooo:rsid="00234839" officeooo:paragraph-rsid="00234839"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size="12pt" fo:font-style="normal" fo:font-weight="normal" officeooo:rsid="0026fb9a" officeooo:paragraph-rsid="0026fb9a"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size="12pt" fo:font-style="normal" fo:font-weight="normal" officeooo:rsid="0030e192" officeooo:paragraph-rsid="0030e192"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font-size="12pt" fo:font-style="normal" fo:font-weight="normal" officeooo:rsid="002596a6" officeooo:paragraph-rsid="002596a6"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size="12pt" fo:font-style="normal" fo:font-weight="normal" officeooo:rsid="0017ef40" officeooo:paragraph-rsid="00234839"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font-size="14pt" fo:font-style="normal" fo:font-weight="bold" officeooo:rsid="0017ef40" officeooo:paragraph-rsid="0017ef40" style:font-size-asian="12.25pt" style:font-style-asian="normal" style:font-weight-asian="bold" style:font-size-complex="14pt" style:font-style-complex="normal" style:font-weight-complex="bold"/>
    </style:style>
    <style:style style:name="P63" style:family="paragraph" style:parent-style-name="Standard">
      <style:paragraph-properties fo:text-align="start" style:justify-single-word="false"/>
      <style:text-properties fo:font-size="12pt" fo:font-style="normal" fo:font-weight="normal" officeooo:rsid="0030e192" officeooo:paragraph-rsid="0030e192"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officeooo:paragraph-rsid="0030e192"/>
    </style:style>
    <style:style style:name="P65" style:family="paragraph" style:parent-style-name="Standard">
      <style:paragraph-properties fo:text-align="start" style:justify-single-word="false"/>
      <style:text-properties fo:font-size="12pt" fo:font-style="normal" fo:font-weight="normal" officeooo:rsid="0032db61" officeooo:paragraph-rsid="0032db61"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fo:font-size="14pt" fo:font-style="normal" fo:font-weight="bold" officeooo:rsid="002d50af" officeooo:paragraph-rsid="002d50af" style:font-size-asian="12.25pt" style:font-style-asian="normal" style:font-weight-asian="bold" style:font-size-complex="14pt" style:font-style-complex="normal" style:font-weight-complex="bold"/>
    </style:style>
    <style:style style:name="P67" style:family="paragraph" style:parent-style-name="Standard">
      <style:paragraph-properties fo:text-align="start" style:justify-single-word="false"/>
      <style:text-properties officeooo:paragraph-rsid="002d50af"/>
    </style:style>
    <style:style style:name="T1" style:family="text">
      <style:text-properties officeooo:rsid="00132ba2"/>
    </style:style>
    <style:style style:name="T2" style:family="text">
      <style:text-properties officeooo:rsid="002fbacc"/>
    </style:style>
    <style:style style:name="T3" style:family="text">
      <style:text-properties officeooo:rsid="002fb639"/>
    </style:style>
    <style:style style:name="T4" style:family="text">
      <style:text-properties officeooo:rsid="00160130"/>
    </style:style>
    <style:style style:name="T5" style:family="text">
      <style:text-properties officeooo:rsid="00163f74"/>
    </style:style>
    <style:style style:name="T6" style:family="text">
      <style:text-properties officeooo:rsid="0017c148"/>
    </style:style>
    <style:style style:name="T7" style:family="text">
      <style:text-properties officeooo:rsid="00288a0f"/>
    </style:style>
    <style:style style:name="T8" style:family="text">
      <style:text-properties officeooo:rsid="0017ef40"/>
    </style:style>
    <style:style style:name="T9" style:family="text">
      <style:text-properties officeooo:rsid="0014d716"/>
    </style:style>
    <style:style style:name="T10" style:family="text">
      <style:text-properties fo:font-family="'Adwaita Mono'" style:font-pitch="fixed"/>
    </style:style>
    <style:style style:name="T11" style:family="text">
      <style:text-properties fo:font-size="12pt" fo:font-weight="normal" officeooo:rsid="000c1047" style:font-size-asian="10.5pt" style:font-weight-asian="normal" style:font-size-complex="12pt" style:font-weight-complex="normal"/>
    </style:style>
    <style:style style:name="T12" style:family="text">
      <style:text-properties fo:font-family="'Adwaita Mono'" style:font-pitch="fixed" officeooo:rsid="000df29b"/>
    </style:style>
    <style:style style:name="T13" style:family="text">
      <style:text-properties officeooo:rsid="000df29b"/>
    </style:style>
    <style:style style:name="T14" style:family="text">
      <style:text-properties officeooo:rsid="000fa660"/>
    </style:style>
    <style:style style:name="T15" style:family="text">
      <style:text-properties fo:font-family="'Adwaita Mono'" style:font-pitch="fixed" officeooo:rsid="000fa660"/>
    </style:style>
    <style:style style:name="T16" style:family="text">
      <style:text-properties officeooo:rsid="001097ff"/>
    </style:style>
    <style:style style:name="T17" style:family="text">
      <style:text-properties fo:font-family="'Adwaita Mono'" style:font-pitch="fixed" officeooo:rsid="001097ff"/>
    </style:style>
    <style:style style:name="T18" style:family="text">
      <style:text-properties style:font-name="Liberation Serif" officeooo:rsid="001097ff"/>
    </style:style>
    <style:style style:name="T19" style:family="text">
      <style:text-properties fo:font-weight="normal" officeooo:rsid="000c1047" style:font-weight-asian="normal" style:font-weight-complex="normal"/>
    </style:style>
    <style:style style:name="T20" style:family="text">
      <style:text-properties officeooo:rsid="0030173a"/>
    </style:style>
    <style:style style:name="T21" style:family="text">
      <style:text-properties officeooo:rsid="001169a8"/>
    </style:style>
    <style:style style:name="T22" style:family="text">
      <style:text-properties fo:font-family="'Adwaita Mono'" style:font-pitch="fixed" officeooo:rsid="00160130"/>
    </style:style>
    <style:style style:name="T23" style:family="text">
      <style:text-properties fo:color="#000000" loext:opacity="100%" officeooo:rsid="0011b50f"/>
    </style:style>
    <style:style style:name="T24" style:family="text">
      <style:text-properties officeooo:rsid="0011b50f"/>
    </style:style>
    <style:style style:name="T25" style:family="text">
      <style:text-properties officeooo:rsid="00132180"/>
    </style:style>
    <style:style style:name="T26" style:family="text">
      <style:text-properties fo:font-family="'Adwaita Mono'" style:font-pitch="fixed" officeooo:rsid="00132180"/>
    </style:style>
    <style:style style:name="T27" style:family="text">
      <style:text-properties fo:font-size="12pt" fo:font-weight="normal" officeooo:rsid="00132180" style:font-size-asian="10.5pt" style:font-weight-asian="normal" style:font-size-complex="12pt" style:font-weight-complex="normal"/>
    </style:style>
    <style:style style:name="T28" style:family="text">
      <style:text-properties fo:font-style="italic" officeooo:rsid="00132ba2" style:font-style-asian="italic" style:font-style-complex="italic"/>
    </style:style>
    <style:style style:name="T29" style:family="text">
      <style:text-properties fo:font-style="italic" style:font-style-asian="italic" style:font-style-complex="italic"/>
    </style:style>
    <style:style style:name="T30" style:family="text">
      <style:text-properties officeooo:rsid="00134c0f"/>
    </style:style>
    <style:style style:name="T31" style:family="text">
      <style:text-properties officeooo:rsid="00197f31"/>
    </style:style>
    <style:style style:name="T32" style:family="text">
      <style:text-properties fo:font-size="12pt" fo:font-style="normal" fo:font-weight="normal" officeooo:rsid="001b0d76" style:font-size-asian="12pt" style:font-style-asian="normal" style:font-weight-asian="normal" style:font-size-complex="12pt" style:font-style-complex="normal" style:font-weight-complex="normal"/>
    </style:style>
    <style:style style:name="T33" style:family="text">
      <style:text-properties fo:color="#2a6099" loext:opacity="100%" fo:font-size="12pt" fo:font-style="normal" fo:font-weight="normal" officeooo:rsid="0030173a" style:font-size-asian="12pt" style:font-style-asian="normal" style:font-weight-asian="normal" style:font-size-complex="12pt" style:font-style-complex="normal" style:font-weight-complex="normal"/>
    </style:style>
    <style:style style:name="T34" style:family="text">
      <style:text-properties fo:color="#2a6099" loext:opacity="100%" fo:font-size="12pt" fo:font-style="normal" fo:font-weight="normal" officeooo:rsid="0030a9e3" style:font-size-asian="12pt" style:font-style-asian="normal" style:font-weight-asian="normal" style:font-size-complex="12pt" style:font-style-complex="normal" style:font-weight-complex="normal"/>
    </style:style>
    <style:style style:name="T35" style:family="text">
      <style:text-properties officeooo:rsid="001d3e66"/>
    </style:style>
    <style:style style:name="T36" style:family="text">
      <style:text-properties officeooo:rsid="001d6190"/>
    </style:style>
    <style:style style:name="T37" style:family="text">
      <style:text-properties officeooo:rsid="0026fb9a"/>
    </style:style>
    <style:style style:name="T38" style:family="text">
      <style:text-properties officeooo:rsid="001f3591"/>
    </style:style>
    <style:style style:name="T39" style:family="text">
      <style:text-properties fo:font-family="'Adwaita Mono'" style:font-pitch="fixed" officeooo:rsid="001f3591"/>
    </style:style>
    <style:style style:name="T40" style:family="text">
      <style:text-properties officeooo:rsid="0020dc50"/>
    </style:style>
    <style:style style:name="T41" style:family="text">
      <style:text-properties fo:font-family="'Adwaita Mono'" style:font-pitch="fixed" officeooo:rsid="0020dc50"/>
    </style:style>
    <style:style style:name="T42" style:family="text">
      <style:text-properties officeooo:rsid="0030a9e3"/>
    </style:style>
    <style:style style:name="T43" style:family="text">
      <style:text-properties officeooo:rsid="002661d3"/>
    </style:style>
    <style:style style:name="T44" style:family="text">
      <style:text-properties officeooo:rsid="002e72a2"/>
    </style:style>
    <style:style style:name="T45" style:family="text">
      <style:text-properties officeooo:rsid="002596a6"/>
    </style:style>
    <style:style style:name="T46" style:family="text">
      <style:text-properties fo:font-family="'Adwaita Mono'" style:font-pitch="fixed" officeooo:rsid="002596a6"/>
    </style:style>
    <style:style style:name="T47" style:family="text">
      <style:text-properties officeooo:rsid="0024d548"/>
    </style:style>
    <style:style style:name="T48" style:family="text">
      <style:text-properties officeooo:rsid="0030e192"/>
    </style:style>
    <style:style style:name="T49" style:family="text">
      <style:text-properties officeooo:rsid="0029ea13"/>
    </style:style>
    <style:style style:name="T50" style:family="text">
      <style:text-properties fo:font-family="'Adwaita Mono'" style:font-pitch="fixed" officeooo:rsid="002661d3"/>
    </style:style>
    <style:style style:name="T51" style:family="text">
      <style:text-properties fo:font-size="12pt" fo:font-style="normal" fo:font-weight="normal" officeooo:rsid="0030e192" style:font-size-asian="10.5pt" style:font-style-asian="normal" style:font-weight-asian="normal" style:font-size-complex="12pt" style:font-style-complex="normal" style:font-weight-complex="normal"/>
    </style:style>
    <style:style style:name="T52" style:family="text">
      <style:text-properties officeooo:rsid="0032db61"/>
    </style:style>
    <style:style style:name="T53" style:family="text">
      <style:text-properties fo:font-size="13pt" fo:font-style="normal" fo:font-weight="normal" officeooo:rsid="0030e192" style:font-size-asian="13pt" style:font-style-asian="normal" style:font-weight-asian="normal" style:font-size-complex="13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1"/>
      <text:p text:style-name="P2"><text:span text:style-name="T1">MPCS 53001 - </text:span>Database<text:span text:style-name="T1">s</text:span> Final Project</text:p>
      <text:p text:style-name="P2">Matthew Ivancic (ivancicm) and Robert Wang (<text:span text:style-name="T1">rwang25</text:span>)</text:p>
      <text:p text:style-name="P2"><text:span text:style-name="T2">3</text:span><text:span text:style-name="T1">/2</text:span>/26</text:p>
      <text:p text:style-name="P2"/>
      <text:p text:style-name="P2"/>
      <text:p text:style-name="P3">Part I: Introduction</text:p>
      <text:p text:style-name="P4"/>
      <text:p text:style-name="P5"/>
      <text:p text:style-name="P6">In order to <text:span text:style-name="T3">support </text:span>the rich <text:span text:style-name="T4">user experience our e-commerce environment demands, </text:span><text:span text:style-name="T5">our solution utilizes 4 different database types.</text:span></text:p>
      <text:p text:style-name="P6"/>
      <text:p text:style-name="P7">MySQL</text:p>
      <text:p text:style-name="P8"/>
      <text:p text:style-name="P8">Just as MySQL was the database type covered in greatest depth in the course, MySQL serves as the backbone of our implementation. It is the primary source of persistent storage for many vital operations of <text:span text:style-name="T3">any</text:span> e-commerce <text:span text:style-name="T3">enterprise</text:span>. <text:span text:style-name="T6">In particular, all data related to user accounts and monetary transactions is stored solely in MySQL. </text:span><text:span text:style-name="T2">An RDBMS</text:span><text:span text:style-name="T6">’s ability to provide ACID transactions for all operations makes it an ideal choice for this role.</text:span></text:p>
      <text:p text:style-name="P8"/>
      <text:p text:style-name="P9">Redis</text:p>
      <text:p text:style-name="P9"/>
      <text:p text:style-name="P10">Our design uses Redis to store ephemeral session data. When a user views an item or adds it to their cart, this is stored in Redis. As Redis is a non-persistent source of storage, any session data that is required to persist beyond or outside of any individual session (such as any data related to the user’s shopping cart) is periodically backed up to MySQL to be stored in a persistent manner.</text:p>
      <text:p text:style-name="P9"/>
      <text:p text:style-name="P9">MongoDB</text:p>
      <text:p text:style-name="P9"/>
      <text:p text:style-name="P10">MongoDB, as a document-based NoSQL database, is used to provide a persistent source of storage for data that can be more efficiently retr<text:span text:style-name="T7">ie</text:span>ved as a single document as opposed to a series of rows from a MySQL table. For example, every item available for sale in our e-commerce database <text:span text:style-name="T8">has a series of attributes denoting common characteristics such as size, weight, or technical specifications. In most cases, a majority or all of these specifications will be retrieved at once and thus storing them in a single document to be retrieved at will is more efficient than storing them in a MySQL table and retrieving a series of rows on demand.</text:span></text:p>
      <text:p text:style-name="P9"/>
      <text:p text:style-name="P9">Neo4J</text:p>
      <text:p text:style-name="P9"/>
      <text:p text:style-name="P8">Our final database type used in our implementation is the graph database, which we have implemented via Neo4J. <text:span text:style-name="T6">Every User, Product, and Category in the e-commerce database serves as a node, with relationships between all of these node types capturing important data relating the node types. For example, our Product nodes maintain a [:PURCHASED_WITH] relationship which would allow our e-commerce app to track products that are often purchased together</text:span></text:p>
      <text:p text:style-name="P11"/>
      <text:p text:style-name="P12"/>
      <text:p text:style-name="P12">Part <text:span text:style-name="T9">I</text:span>I: The Story</text:p>
      <text:p text:style-name="P12"/>
      <text:p text:style-name="P13">Sarah, a tech, fashion, and home décor enthusiast, eagerly logs into her favorite e-commerce platform and begins her shopping journey on her tablet...</text:p>
      <text:p text:style-name="P14"/>
      <text:p text:style-name="P15">Our implementation begins with a <text:span text:style-name="T10">User</text:span> table stored in MySQL, storing all of Sarah’s vital information.</text:p>
      <text:p text:style-name="P15"/>
      <text:p text:style-name="P16"><text:span text:style-name="T11">...</text:span>she had been researching a new pair of headphones on the platform…</text:p>
      <text:p text:style-name="P16"/>
      <text:p text:style-name="P17">Every <text:span text:style-name="T12">I</text:span><text:span text:style-name="T10">tem</text:span> in our e-commerce database is tracked in MySQL along <text:span text:style-name="T13">with some </text:span><text:span text:style-name="T14">vital characteristics such as item </text:span><text:span text:style-name="T15">Name</text:span><text:span text:style-name="T14">, a brief </text:span><text:span text:style-name="T15">Description</text:span><text:span text:style-name="T14">, and a</text:span><text:span text:style-name="T16">n </text:span><text:span text:style-name="T17">ImageURL </text:span><text:span text:style-name="T18">pointing to an image for the item</text:span><text:span text:style-name="T14">.</text:span></text:p>
      <text:p text:style-name="P17"/>
      <text:p text:style-name="P18"><text:span text:style-name="T19">...</text:span>When she clicks on the headphones category…</text:p>
      <text:p text:style-name="P18"/>
      <text:p text:style-name="P19">Our implementation maintains a <text:span text:style-name="T10">Category</text:span> table to track every item category in our e-commerce database. <text:span text:style-name="T10">Item</text:span>s themselves are associated with categories via a linking table, <text:span text:style-name="T10">ItemCategory</text:span>. This allows for items to be associated <text:span text:style-name="T16">with</text:span> multiple categor<text:span text:style-name="T16">ies</text:span> (imagine a pair of headphones that also double as a music player, which would likely need to be associated with both the headphones and music player category)</text:p>
      <text:p text:style-name="P19"/>
      <text:p text:style-name="P18"/>
      <text:p text:style-name="P18">...her recently viewed items appear instantly…</text:p>
      <text:p text:style-name="P16"/>
      <text:p text:style-name="P19">Ou<text:span text:style-name="T16">r</text:span> design places the rece<text:span text:style-name="T16">ntly viewed items inside a key in the redis store, </text:span><text:span text:style-name="T17">recent_views:user_id</text:span><text:span text:style-name="T16">, where user_id is the id of the user in the User table. A brief note: our implementation does not write these recently viewed items back to MySQL. As Redis lacks the data durability of other database solutions such as MySQL and MongoDB, it is generally not relied upon to store data indefinitely. Our implementation takes the “recently viewed items” literally, in that users will be able to view items they have recently viewed, but may not necessarily have the same ability to view items they viewed last week. If this is considered a business requirement for the e-commerce platform, there would need to be some type of backup job to either MySQL or MongoDB (it would </text:span><text:span text:style-name="T20">likely </text:span><text:span text:style-name="T16">make more sense as a MongoDB document).</text:span></text:p>
      <text:p text:style-name="P19"/>
      <text:p text:style-name="P18"><text:span text:style-name="T14">...</text:span>The headphones are showcased with detailed tech specifications such as battery life, connectivity type, and weight, making her decision-making process straightforward…</text:p>
      <text:p text:style-name="P18"/>
      <text:p text:style-name="P20">While each <text:span text:style-name="T10">Item </text:span>is stored in MySQL, we have opted to store the list of <text:span text:style-name="T10">product_attribute</text:span>s for each product as a MongoDB document. As we generally expect for all product attributes to be retrieved together, being able to pull all of them from a single location (as opposed to MySQL, which would necessitate retrieving them as individual rows via a query) will lead to marked performance improvements.</text:p>
      <text:p text:style-name="P18"/>
      <text:p text:style-name="P18">...Seeing the real-time stock counter indicating limited availability, she quickly adds them to her car<text:span text:style-name="T21">t…</text:span></text:p>
      <text:p text:style-name="P18"/>
      <text:p text:style-name="P20"><text:soft-page-break/>Our e-commerce platform maintains a field in the <text:span text:style-name="T10">Item</text:span> table, <text:span text:style-name="T10">TotalStockQuantity</text:span>, listing the current amount of each item in stock. We have also implemented a <text:span text:style-name="T10">ShoppingCart</text:span> table in MySQL that will track Sarah’s shopping cart in persistent memory.</text:p>
      <text:p text:style-name="P21">...Before she can proceed to checkout, she's distracted by a phone call. Hours later, she remembers her incomplete shopping cart. But this time, she's on her laptop. As she logs into the e-commerce site, she's pleasantly surprised. The platform immediately recognizes her, and not just by her login credentials...</text:p>
      <text:p text:style-name="P22"/>
      <text:p text:style-name="P23">Our design stores <text:span text:style-name="T4">each individual </text:span><text:span text:style-name="T22">cart:user_session</text:span><text:span text:style-name="T4"> in Redis on the local device. The </text:span><text:span text:style-name="T22">cart_items:cart_id </text:span><text:span text:style-name="T4">are periodically backed up to MySQL, enabling the user’s shopping cart to persist across devices and display the same items in the same quantities within the cart across devices.</text:span></text:p>
      <text:p text:style-name="P24"/>
      <text:p text:style-name="P25"><text:span text:style-name="T23">...</text:span>Her cart, still holding the headphones, waits for her exactly as she left it…</text:p>
      <text:p text:style-name="P26"/>
      <text:p text:style-name="P27">As the User data is stored in the User table, along with the ShoppingCart data being connected to that User directly in MySQL, shopping carts are accessible from any device and will contain identical contents regardless of what device the cart is accessed from.</text:p>
      <text:p text:style-name="P27"/>
      <text:p text:style-name="P25"><text:span text:style-name="T24">...</text:span>The system’s robust session management capabilities ensure that Sarah's shopping journey is uninterrupted and consistent, no matter the device….</text:p>
      <text:p text:style-name="P25"/>
      <text:p text:style-name="P27">Every event Sarah performs on the e-commerce website is tracked through Redis. When Sarah makes any modifications to her shopping cart (whether it be adding a new item to her cart, removing an item from her cart, or modifying the total number of devices<text:span text:style-name="T25">), the </text:span><text:span text:style-name="T26">active_cart:user_id</text:span><text:span text:style-name="T25"> and </text:span><text:span text:style-name="T26">cart_user_session</text:span><text:span text:style-name="T25">, and </text:span><text:span text:style-name="T26">cart_items:cart_id redis</text:span><text:span text:style-name="T25"> stores are updated. The </text:span><text:span text:style-name="T26">cart_items:cart_id </text:span><text:span text:style-name="T25">store is regularly backed up to MySQL, ensuring that viewing the same shopping cart from multiple devices will cause both views to converge on the same cart.</text:span></text:p>
      <text:p text:style-name="P27"/>
      <text:p text:style-name="P25"><text:span text:style-name="T24">...</text:span>Next, her interest drifts towards the fashion section where a gorgeous summer dress catches her eye. The platform lists the dress with attributes distinct from the headphones, such as size, material, and color options…</text:p>
      <text:p text:style-name="P25"/>
      <text:p text:style-name="P28">Our design supports offering multiple variations on a single <text:span text:style-name="T10">Item</text:span> via an <text:span text:style-name="T10">ItemVariation </text:span>table. The <text:span text:style-name="T10">StockQuantity</text:span> and <text:span text:style-name="T10">PriceAdjustment </text:span>of each variation are all tracked separately (this means the e-commerce platform can display that the dress is available in blue, but out of stock in black, for example).</text:p>
      <text:p text:style-name="P28"/>
      <text:p text:style-name="P29"><text:span text:style-name="T27">...</text:span>The real-time size availability feature informs her at once which sizes are in stock. Entranced by the aqua-blue variant, she promptly adds the dress to her cart…</text:p>
      <text:p text:style-name="P29"/>
      <text:p text:style-name="P30">The unique traits that comprise each <text:span text:style-name="T10">ItemVariation</text:span> are stored in a <text:span text:style-name="T10">VariationTrait</text:span> table. This allows a single variation to comprise multiple traits in a well-normalized way (If Sarah is ordering a Small Aqua-Blue dress, the Medium Aqua-Blue dress and the Small Black dress would be considered completely separate variants by our design, as well as by Sarah)</text:p>
      <text:p text:style-name="P30"/>
      <text:p text:style-name="P31"><text:span text:style-name="T1">...</text:span>As she's about to checkout, a beautifully designed ceramic vase in the home décor section grabs her attention…</text:p>
      <text:p text:style-name="P31"/>
      <text:p text:style-name="P30"><text:soft-page-break/>Our implementation offers two separate places to identify items to be offered to users via our platform out of the blue. Redis tracks a series of hot_product_ids, and Neo4J tracks products that are often :PURCHASED_WITH as well as categories any User is generally :INTERESTED_IN.</text:p>
      <text:p text:style-name="P30">After Sarah purchased an end table for her living room last month, our platform was able to record this interest and offer Sarah a vase to be displayed on it.</text:p>
      <text:p text:style-name="P30"/>
      <text:p text:style-name="P31"><text:span text:style-name="T1">...</text:span>This product introduces yet another set of attributes: dimensions, material (ceramic type), weight, and care instructions. The platform cleverly provides a visualization tool, letting Sarah gauge the vase's size against common household items. Convinced it would be perfect for her living room, she adds it to her cart…</text:p>
      <text:p text:style-name="P31"/>
      <text:p text:style-name="P30">While the visualization tool is not directly referenced in our implementation, the <text:span text:style-name="T10">product_attributes</text:span> document in MongoDB would be useful here. The dimensions of the vase would generally be stored here. Any common household items the visualizer would use could also have their attributes stored here for retrieval.</text:p>
      <text:p text:style-name="P30"/>
      <text:p text:style-name="P32"><text:span text:style-name="T28">...</text:span><text:span text:style-name="T29">With her selections made, Sarah moves to her cart. Here, she can review her products, adjust quantities, or remove items. The platform provides a breakdown of costs, including potential taxes and shipping fees. As she proceeds to the checkout, she's given various shipping options, ranging from standard delivery to expedited overnight shipping. She chooses a mid-tier option, balancing speed and cost…</text:span></text:p>
      <text:p text:style-name="P31"/>
      <text:p text:style-name="P33">Our platform tracks taxes via the <text:span text:style-name="T10">OrderTax</text:span> table, which calculates them via the <text:span text:style-name="T10">TaxableAmount</text:span> and <text:span text:style-name="T10">TaxRate </text:span>for each individual tax. Shipping fees are determined via the <text:span text:style-name="T10">ShippingOption</text:span> table, which stores a Description of each shipping option (such as Ground or Overnight), the <text:span text:style-name="T10">EstimatedDays </text:span>for delivery for each, and the Rate charged for each.</text:p>
      <text:p text:style-name="P33"/>
      <text:p text:style-name="P34"><text:span text:style-name="T30">...</text:span>The payment gateway offers multiple payment methods such as credit card or bank accounts. Sarah opts to pay with her credit card. With payment approved, she receives an immediate order confirmation, along with expected shipping and delivery dates…</text:p>
      <text:p text:style-name="P34"/>
      <text:p text:style-name="P33">An individual <text:span text:style-name="T10">PaymentMethod</text:span> is stored in MySQL, denoting the <text:span text:style-name="T10">Type</text:span>, the <text:span text:style-name="T10">ExpirationMonth</text:span> and <text:span text:style-name="T10">ExpirationYear</text:span>. Every properly executed order is immediately stored in MySQL, directly connected to the <text:span text:style-name="T10">User </text:span>who placed the order and the list of <text:span text:style-name="T10">OrderItems</text:span> ordered by it. The Order table tracks the <text:span text:style-name="T10">ExpectedShipDate</text:span> and <text:span text:style-name="T10">ActualDeliveryDate</text:span>, ensuring this information can be quickly and easily conveyed to the user.</text:p>
      <text:p text:style-name="P33"/>
      <text:p text:style-name="P33"/>
      <text:p text:style-name="P34"><text:span text:style-name="T30">...</text:span>However, when her items arrive, Sarah realizes the dress is a size too small. The platform simplifies the return process for her. It provides a step-by-step guide on packing the dress, printing the return label, and choosing return shipping options…</text:p>
      <text:p text:style-name="P34"/>
      <text:p text:style-name="P33">Every individual <text:span text:style-name="T10">ReturnItem</text:span> is tracked individually in MySQL, tracking the <text:span text:style-name="T10">ReturnReason</text:span>, with <text:span text:style-name="T10">ReturnNotes</text:span> storing the directions to pack and return the item. It also contains a <text:span text:style-name="T10">ReturnShippingOptionID</text:span> field, allowing for a shipping method for the return to be easily tracked and used to generate a return label.</text:p>
      <text:p text:style-name="P33"/>
      <text:p text:style-name="P34"><text:soft-page-break/><text:span text:style-name="T30">...</text:span>Once her return is initiated, the platform keeps her informed about the return status and when to expect her refund or exchang<text:span text:style-name="T31">e.</text:span></text:p>
      <text:p text:style-name="P35"/>
      <text:p text:style-name="P36">Our <text:span text:style-name="T10">ReturnItem</text:span> table tracks all the important info to keep Sarah Informed, such as the date the return was RequestedAt, the date the return was <text:span text:style-name="T10">ApprovedAt</text:span> and <text:span text:style-name="T10">ReceivedAt</text:span>, as well as the date her return is <text:span text:style-name="T10">RefundedAt</text:span>.</text:p>
      <text:p text:style-name="P34"/>
      <text:p text:style-name="P34"/>
      <text:p text:style-name="P37">Part III: Database Design</text:p>
      <text:p text:style-name="P38"/>
      <text:p text:style-name="P38"/>
      <text:p text:style-name="P39">The first step in designing the database for our e-commerce application was to decide which database type was most suitable for every function our application would require.</text:p>
      <text:p text:style-name="P39"/>
      <text:p text:style-name="P40"><text:span text:style-name="T32">The first database type we implemented (and the one in which by far the most functionality is stored in), is our RDBMS solution, MySQL. A full ERD of our MySQL implementation can be found here: </text:span><text:a xlink:type="simple" xlink:href="https://github.com/BobaFettyW4p/DatabasesFinalProject/blob/main/diagrams/relational.md" text:style-name="Internet_20_link" text:visited-style-name="Visited_20_Internet_20_Link"><text:span text:style-name="T33">RDBMS ERD</text:span></text:a></text:p>
      <text:p text:style-name="P41"/>
      <text:p text:style-name="P42">As MySQL offers ACID-compliant transactions, we have opted to use this database type to store financial transactions and types of data that are crucial to be retained. This covers things such as user accounts and personal information, every item, its category, and its variations. It also covers transaction-based data such as the Shopping Cart (although it is also stored in Redis) and completed orders and their associated data, such as shipping or tax data. This also covers all data related to returns.</text:p>
      <text:p text:style-name="P42"/>
      <text:p text:style-name="P42">The second database we opted to use was Redis. A full ERD of our Redis implementation can be found here:</text:p>
      <text:p text:style-name="P43"><text:a xlink:type="simple" xlink:href="https://github.com/BobaFettyW4p/DatabasesFinalProject/blob/main/diagrams/redis.md" text:style-name="Internet_20_link" text:visited-style-name="Visited_20_Internet_20_Link"><text:span text:style-name="T34">Redis ERD</text:span></text:a></text:p>
      <text:p text:style-name="P44"/>
      <text:p text:style-name="P42">As Redis offers non-persistent storage, we have opted to use it to store data that is necessary for the current user session only. Any data that may be required at a later date must be backed up elsewhere. <text:span text:style-name="T35">As such, we are using it only for a couple key functions. First, we are storing the session token in </text:span><text:span text:style-name="T7">R</text:span><text:span text:style-name="T35">edis, which allows the user’s session to authenticate to their specific user, allowing us to association all actions with the user. </text:span><text:span text:style-name="T36">The recently viewed key stores all items that were recently viewed, and the currently hot products are also tracked. The current session’s shopping cart data is also tracked in Re</text:span><text:span text:style-name="T7">di</text:span><text:span text:style-name="T36">s, although it is regularly backed up to MySQL to allow the user to create a shopping cart of one device, and then view their shopping cart on a different device, and have it reflect what the user believes it should.</text:span></text:p>
      <text:p text:style-name="P42"/>
      <text:p text:style-name="P45">Next, we are utilizing a document-based NoSQL database, MongoDB. A full ERD of our MongoDB implementation can be found here</text:p>
      <text:p text:style-name="P46"><text:a xlink:type="simple" xlink:href="https://github.com/BobaFettyW4p/DatabasesFinalProject/blob/main/diagrams/mongodb.md" text:style-name="Internet_20_link" text:visited-style-name="Visited_20_Internet_20_Link"><text:span text:style-name="T34">MongoDB ERD</text:span></text:a></text:p>
      <text:p text:style-name="P45"/>
      <text:p text:style-name="P47">We are using MongoDB as a secondary source of persistent storage to MySQL, to be used in instances where it can more efficiently store needed data. Item attributes, as a potentially lengthy list of features, are generally going to be retr<text:span text:style-name="T7">ie</text:span>ved all at once and thus we are able to speed up performance storing them as a single document as opposed to tracking each as a single row in a MySQL table and then retrieving them via a MySQL query. We are also aggregating all user events, such as viewing an item, or clicking on a button on the item page, as a document as well. The final major category we are storing as a document is the user’s search history. For similar reasons as the item attributes, storing all of these in a document will speed up retrieval in the cases where a user’s history must be retr<text:span text:style-name="T3">ie</text:span>ved.</text:p>
      <text:p text:style-name="P45"/>
      <text:p text:style-name="P45">Our final database is a graph database, Neo4J. A full ERD of our Neo4J implementation can be found here:</text:p>
      <text:p text:style-name="P46"><text:a xlink:type="simple" xlink:href="https://github.com/BobaFettyW4p/DatabasesFinalProject/blob/main/diagrams/neo4j.md" text:style-name="Internet_20_link" text:visited-style-name="Visited_20_Internet_20_Link"><text:span text:style-name="T34">Neo4J ERD</text:span></text:a></text:p>
      <text:p text:style-name="P39"/>
      <text:p text:style-name="P48"><text:soft-page-break/>We are using this database to track relationships between Users, Products, and Categories. Each user who registers with our e-commerce website will be a User node, and every product available for sale will be a Product node. Finally, every category of product will be a Category node. The relationships we are tracking include which products a user views and purchases, which products are purchased together, and which categories a product belongs to, and which a user seems to be interested in.</text:p>
      <text:p text:style-name="P48"/>
      <text:p text:style-name="P49">While these databases each store data and solve discrete functions for the e-commerce application, they interact and share data with each other. A diagram showing how data flows between all of separate databases can be seen as follows:<text:line-break/></text:p>
      <text:p text:style-name="P50"><text:a xlink:type="simple" xlink:href="https://github.com/BobaFettyW4p/DatabasesFinalProject/blob/main/diagrams/cross_db.md" text:style-name="Internet_20_link" text:visited-style-name="Visited_20_Internet_20_Link"><text:span text:style-name="T34">Cross-DB relational diagram</text:span></text:a></text:p>
      <text:p text:style-name="P38"/>
      <text:p text:style-name="P51">Product Attribute<text:span text:style-name="T37">s</text:span></text:p>
      <text:p text:style-name="P38"/>
      <text:p text:style-name="P52">Our design accommodates for <text:span text:style-name="T38">unique product categories in multiple ways. Every item available for sale in our e-commerce website is stored as a row within the </text:span><text:span text:style-name="T39">Item</text:span><text:span text:style-name="T38"> table within the MySQL database. Every distinct product category (such as electronics, clothing, or home décor) lives as a row in the </text:span><text:span text:style-name="T39">Category</text:span><text:span text:style-name="T38"> table. Each item is appropriately connected to its appropriate category via the </text:span><text:span text:style-name="T39">ItemCategory</text:span><text:span text:style-name="T38"> linking table. This </text:span><text:span text:style-name="T40">allows for items that may be part of multiple different categories (imagine a large speaker system designed to play vinyl records. This item would likely fall under the both the electronics and home décor category). Items that have multiple variations on the same item (an example would be an item of clothing that comes in several different patterns) have an entry in the </text:span><text:span text:style-name="T41">ItemVariation</text:span><text:span text:style-name="T40"> </text:span><text:span text:style-name="T42">table </text:span><text:span text:style-name="T40">for each variant with every entry in the </text:span><text:span text:style-name="T41">ItemVariation</text:span><text:span text:style-name="T40"> table having one or more entries in the </text:span><text:span text:style-name="T41">VariationTrait</text:span><text:span text:style-name="T40"> category, outlining all of the specific traits that are unique among each variation. Finally, we have the </text:span><text:span text:style-name="T41">product_attributes</text:span><text:span text:style-name="T40"> key in the MongoDB database that contains all non-variant specific attributes for an item. </text:span><text:span text:style-name="T43">While storing this data in MySQL would be feasible, we anticipate these attributes will, in general, </text:span><text:span text:style-name="T37">be retrieved as a set as opposed to individually (think a product page that will need to display all attributes for a product in one place for a customer to view – </text:span><text:span text:style-name="T42">a customer that is discerning enough to be interested enough in seeing how tall an item is is likely also interested in how much that item weighs</text:span><text:span text:style-name="T37">). Under this model, storing all of the attributes in a single document to be queried and retrieved on demand is much more efficient tha</text:span><text:span text:style-name="T42">n</text:span><text:span text:style-name="T37"> a MySQL </text:span><text:span text:style-name="T42">query </text:span><text:span text:style-name="T37">on a table </text:span><text:span text:style-name="T42">that returns many rows</text:span><text:span text:style-name="T37">. </text:span><text:span text:style-name="T40">While different items may have vastly different specs and qualities that customers will care about, our design implements an elegant, normalized way to store each of these in a way that is truly agnostic of the product itself.</text:span></text:p>
      <text:p text:style-name="P38"/>
      <text:p text:style-name="P51">Session Management</text:p>
      <text:p text:style-name="P38"/>
      <text:p text:style-name="P53">Our overarching strategy for this involves recording the session locally via Redis, while performing periodic backups to MySQL. When the e-commerce app issues a session token to the user’s device after they successfully authenticate, this token is stored in Redis and will be used to connect the user’s local session to their specific user in MySQL. <text:span text:style-name="T42">This token may have a shorter than anticipated time to life, with period check ins and resyncs via stored credentials renewing the token.</text:span></text:p>
      <text:p text:style-name="P53"/>
      <text:p text:style-name="P53">In addition, while the user is using the app, their cart will be stored locally in Redis, with periodic syncs with MySQL coordinating the data between their local cart and the version of their cart located in MySQL. This separation allows for fast performance within the app itself, while also maintaining the transaction certainty required of an e-commerce application.</text:p>
      <text:p text:style-name="P38"/>
      <text:p text:style-name="P51"><text:soft-page-break/>Denormalization</text:p>
      <text:p text:style-name="P54"/>
      <text:p text:style-name="P55">Overall, denormalization of a relational database schema <text:span text:style-name="T44">can </text:span>reduce the number of JOINs and can enable simpler query plans. <text:span text:style-name="T45">Our design incorporates this by adding the </text:span><text:span text:style-name="T46">SubtotalAmount</text:span><text:span text:style-name="T45">, </text:span><text:span text:style-name="T46">TaxAmoun</text:span><text:span text:style-name="T45">t, </text:span><text:span text:style-name="T46">ShippingAmount</text:span><text:span text:style-name="T45"> and </text:span><text:span text:style-name="T46">TotalAmount</text:span><text:span text:style-name="T45"> on the Order table. While a fully normalized design would compute these values as needed, storing them on the table itself leads to faster performance that </text:span><text:span text:style-name="T42">can </text:span><text:span text:style-name="T45">justif</text:span><text:span text:style-name="T42">y</text:span><text:span text:style-name="T45"> the lack of normalization </text:span><text:span text:style-name="T42">(to quote MPCS professor Michael Spertus, “The first rule of code optimization is: don’t” – extensive testing would need to be performed to confirm any performance benefits from the system)</text:span><text:span text:style-name="T45">.</text:span></text:p>
      <text:p text:style-name="P55"/>
      <text:p text:style-name="P55"><text:span text:style-name="T45">As we do not expect finished and executed orders to change after the fact very often (if at all – returns are handled in a separate process and part of the database), </text:span><text:span text:style-name="T42">this</text:span><text:span text:style-name="T45"> means the downsides of improper normalization can be minimized. </text:span><text:span text:style-name="T37">In the event an order is modified after being finalized, the </text:span><text:span text:style-name="T42">e-commerce </text:span><text:span text:style-name="T37">application </text:span><text:span text:style-name="T42">built on top of our database design </text:span><text:span text:style-name="T37">would need to have a way to recalculate these totals. While this will be significantly slower, there will be less pressure for this transaction to occur immediately as customers are well-conditioned to expect undoing transactions to take some time (it’s pretty common for refunds to take upwards of two days to reflect on the user’s credit statement – clearing houses are a fact of life)</text:span></text:p>
      <text:p text:style-name="P54"/>
      <text:p text:style-name="P56"/>
      <text:p text:style-name="P54"/>
      <text:p text:style-name="P51">Potential Challenges</text:p>
      <text:p text:style-name="P54"/>
      <text:p text:style-name="P57">One of the largest potential challenges with our design relies on syncing our different database types. <text:span text:style-name="T47">For example, we maintain a list of users in MySQL as well as Neo4J. Whenever a user registers for our e-commerce application, </text:span><text:span text:style-name="T45">we need to create an entry in the </text:span><text:span text:style-name="T46">User</text:span><text:span text:style-name="T45"> table denoting the user, as well as a </text:span><text:span text:style-name="T46">User</text:span><text:span text:style-name="T45"> node in the Neo4J database as well. The design of the application itself needs to account for this and regularly ensure that every row in the </text:span><text:span text:style-name="T46">User</text:span><text:span text:style-name="T45"> table has a corresponding </text:span><text:span text:style-name="T46">User</text:span><text:span text:style-name="T45"> node and vice versa.</text:span></text:p>
      <text:p text:style-name="P57"/>
      <text:p text:style-name="P58">In addition, relying on Redis to store data can be unreliable and lead to data loss on crash. As Redis contains no persistent storage, we are wholly reliant on regular syncs between Redis and MySQL to store data from the local user session in a persistent way. If this sync is ever broken, the application is unusable to users, as they will add items to their cart, but these items will not appear on different devices, and they will be unable to check out. Design of the e-commerce application over this database design must account for this to create a robust solution that will properly notify customers of failure.</text:p>
      <text:p text:style-name="P58"/>
      <text:p text:style-name="P59">Overall, database failures in our system is not created equal. Failures in our RDBMS solution mean our system is not functioning. Users cannot view items and they cannot perform transactions. Design of the RDBMS database solution would need to accommodate for this, and provide additional avenues to quickly recover from failure. Failures in Redis may lead to errors where the user is not able to modify their cart or properly authenticate their user session, but careful design of the application could allow it to rely on the slower, less responsive RDBMS in the event Redis is offline. MongoDB, while less reliable than an RDBMS, while more reliable than Redis, strikes a middle ground. In the event MongoDB is offline, our application will continue to function, albeit in a degraded fashion. Product attributes will not be available (although users can still purchase items), user events and search history will not be appropriately tracked. As long as the MongoDB solution is designed in a way where downtime will occur in small discrete amounts of time, an application that persists this data in Redis until MongoDB comes back up and can support writes once more. Finally, Neo4J stores data that is <text:soft-page-break/>present in MySQL, but in a way that is simpler to understand and more efficient to query. Were it to go down, MySQL is able to serve as an appropriate substitute, although there would be a performance hit. (the same performance hit that justified the implementation of Neo4J in the first place)</text:p>
      <text:p text:style-name="P58"/>
      <text:p text:style-name="P58">One more challenge relates to MongoDB. As there is no mechanism to enforce schema, a misconfiguration within the application will lead to mangled data that cannot be read, necessitating manual <text:span text:style-name="T48">or semi-manual</text:span> remediation.</text:p>
      <text:p text:style-name="P58"/>
      <text:p text:style-name="P49">One final challenge is the window of consistency between the local session cart and the persistent cart in storage. While sync times can be quite low, they will n<text:span text:style-name="T49">ever</text:span> be instantaneous, which means there is a period after a user adds an item to their cart on one device, where that item will not and can not appear in their cart on another until the sync occurs. If this period is long enough for users to notice, this can lead to confusion with user’s part as well as a lack of confidence in our system (if a user tries to check out on a device before the sync occurs, what happens to items in the other session cart? If the item is not purchased, should it remain in the persistent cart? How would you clean <text:span text:style-name="T49">up the cart </text:span>if we decide that it shouldn’t?). While this can be minimized via a sufficiently short sync period, it is a design consideration that must be accounted for</text:p>
      <text:p text:style-name="P54"/>
      <text:p text:style-name="P54"/>
      <text:p text:style-name="P51">In-memory Storage and Synchronization</text:p>
      <text:p text:style-name="P54"/>
      <text:p text:style-name="P57">Overall, our design leverages Redis to store several important pieces of data in memory. To begin, the <text:span text:style-name="T10">session_token </text:span>that connects users to their specific account (and therefore their shopping cart, past orders, and returns) must be stored locally in order to provide the seamless authentication experience users have come to expect from modern e-commerce applications. In addition, certain information related to the user’s use of the app carries specific benefits <text:span text:style-name="T47">when stored locally. When a user is shopping and adding items to their cart, storing the cart locally allows the application to be responsive and allow the user to shop with minimal friction while also keeping the cart tracked appropriately. However, the cart does need to be tracked in a more persistent storage and in a way where transactions can be guaranteed to occur exactly once. When designing the e-commerce exam itself, I would recommend some type of cron job that syncs the shopping cart items as seen in Redis with the user’s cart stored in MySQL. This job should occur relatively frequently. Overall, the shopping cart in MySQL must be considered the source of truth for the user’s shopping cart. Design of the application should only use the MySQL shopping cart when building the actual transaction mechanisms for the application.</text:span></text:p>
      <text:p text:style-name="P54"/>
      <text:p text:style-name="P51">Tracking User Interactions</text:p>
      <text:p text:style-name="P54"/>
      <text:p text:style-name="P60">Overall, we are storing user interactions in the MongoDB database under the <text:span text:style-name="T10">user_events</text:span> key <text:span text:style-name="T43">as well as in Neo4J via the </text:span><text:span text:style-name="T50">[:VIEWED]</text:span><text:span text:style-name="T43">, </text:span><text:span text:style-name="T50">[:PURCHASED]</text:span><text:span text:style-name="T43">, and </text:span><text:span text:style-name="T50">[:INTERESTED_IN]</text:span><text:span text:style-name="T43"> relationships</text:span>. The e-commerce applica<text:span text:style-name="T43">tion will store all interactions with the application via the MongoDB key, and will have the ability to aggregate this data and store findings in the Neo4J database for quick and easy retrieval when needed by the application to properly provide customized recommendations to the user.</text:span></text:p>
      <text:p text:style-name="P54"/>
      <text:p text:style-name="P61"/>
      <text:p text:style-name="P61"/>
      <text:p text:style-name="P61"/>
      <text:p text:style-name="P61"/>
      <text:p text:style-name="P51"><text:soft-page-break/>Graph Database vs. Relational</text:p>
      <text:p text:style-name="P56"/>
      <text:p text:style-name="P54"/>
      <text:p text:style-name="P57">In a relational database with proper normalization, attempting to model one to one relationships necessitates a JOIN, which can be costly in terms of disk reads and therefore time. A graph database is able to more efficiently model these sorts of relationships. <text:span text:style-name="T37">To use an example, let us consider number 12 from the Fetching Data section of the project: “Find the top 3 products most frequently purchased together with headphones</text:span><text:span text:style-name="T45">.” </text:span><text:span text:style-name="T37">In MySQL, to properly model this relationship requires a complex join of multiple tables, leading to a cost prohibitive query. In Neo4J, resolving such a query is a simple singular traversal, leading to much simpler to parse and much more performant query.</text:span></text:p>
      <text:p text:style-name="P54"/>
      <text:p text:style-name="P54"/>
      <text:p text:style-name="P37">Part IV: Fetching Data &amp; Performance Evaluation</text:p>
      <text:p text:style-name="P62"/>
      <text:p text:style-name="P63">All of our queries from the project spec can be seem implemented here:</text:p>
      <text:p text:style-name="P63"/>
      <text:p text:style-name="P64"><text:a xlink:type="simple" xlink:href="https://github.com/BobaFettyW4p/DatabasesFinalProject/tree/main/queries" text:style-name="Internet_20_link" text:visited-style-name="Visited_20_Internet_20_Link"><text:span text:style-name="T51">Queries</text:span></text:a></text:p>
      <text:p text:style-name="P62"/>
      <text:p text:style-name="P65">Incomplete, need to fill in with data. Likely a discussion on added Indexes would be good to have.</text:p>
      <text:p text:style-name="P37">Part V: Conclusion</text:p>
      <text:p text:style-name="P62"/>
      <text:p text:style-name="P63">Overall, our design for our e-commerce database represents the complexity that modern applications demand and require. Our careful implementation amongst an RDBMS, Redis, MongoDB and Neo4J would serve as a blueprint through which a robust <text:span text:style-name="T52">e-commerce experience could be crafted. While much iteration would remain ahead of us were the end goal be to actually implement this e-commerce application, we believe our work provides a baseline for future development and demonstrates our mastery of the core goals of the class, making it a suitable capstone for our efforts in MPCS 53001 and proof we are prepared to carry this knowledge into our careers.</text:span></text:p>
      <text:p text:style-name="P62"/>
      <text:p text:style-name="P62"/>
      <text:p text:style-name="P66">Revision Log</text:p>
      <text:p text:style-name="P66"/>
      <text:p text:style-name="P67"><text:a xlink:type="simple" xlink:href="https://github.com/BobaFettyW4p/DatabasesFinalProject/blob/main/CHANGELOG.md" text:style-name="Internet_20_link" text:visited-style-name="Visited_20_Internet_20_Link"><text:span text:style-name="T51">Change Log</text:span></text:a></text:p>
      <text:p text:style-name="P66"/>
      <text:p text:style-name="P66">Citations</text:p>
      <text:p text:style-name="P66"/>
      <text:p text:style-name="P67"><text:a xlink:type="simple" xlink:href="https://github.com/BobaFettyW4p/DatabasesFinalProject/blob/main/generative_ai_citations.txt" text:style-name="Internet_20_link" text:visited-style-name="Visited_20_Internet_20_Link"><text:span text:style-name="T53">Generative AI Citations</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25T20:12:48.217437035</meta:creation-date>
    <dc:date>2026-03-01T20:56:17.287582077</dc:date>
    <meta:editing-duration>PT29M59S</meta:editing-duration>
    <meta:editing-cycles>4</meta:editing-cycles>
    <meta:generator>LibreOffice/25.8.4.2$Linux_X86_64 LibreOffice_project/580$Build-2</meta:generator>
    <meta:print-date>2026-02-28T22:06:11.020957213</meta:print-date>
    <meta:printed-by>PDF files</meta:printed-by>
    <meta:document-statistic meta:table-count="0" meta:image-count="0" meta:object-count="0" meta:page-count="13" meta:paragraph-count="94" meta:word-count="4302" meta:character-count="26265" meta:non-whitespace-character-count="22052"/>
  </office:meta>
</office:document-meta>
</file>